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6">
      <style:text-properties fo:font-weight="normal" style:font-weight-asian="normal" style:font-weight-complex="normal"/>
    </style:style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style:font-name="Consolas"/>
    </style:style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>
      <style:text-properties style:font-name="Consolas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9pt"/>
    </style:style>
    <style:style style:name="P15" style:family="paragraph" style:parent-style-name="Table_20_Contents">
      <style:paragraph-properties fo:margin-top="0in" fo:margin-bottom="0in" fo:padding="0in" fo:border="none"/>
      <style:text-properties fo:font-size="9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weight="normal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font-name="monospace" fo:font-size="9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monospace" fo:letter-spacing="normal" fo:font-style="normal" fo:font-weight="normal" style:font-weight-asian="normal" style:font-weight-complex="normal"/>
    </style:style>
    <style:style style:name="T19" style:family="text">
      <style:text-properties style:font-name="Consolas"/>
    </style:style>
    <style:style style:name="T20" style:family="text">
      <style:text-properties style:font-name="Consolas" fo:font-style="normal" fo:font-weight="normal" style:font-style-asian="normal" style:font-weight-asian="bold" style:font-style-complex="normal" style:font-weight-complex="bold"/>
    </style:style>
    <style:style style:name="T21" style:family="text">
      <style:text-properties style:font-name="Consolas"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Consola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Consolas" fo:font-size="8pt" fo:font-style="normal" fo:font-weight="normal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style:font-name="Consolas" fo:font-size="9pt" fo:font-style="normal" fo:font-weight="normal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the application:</text:p>
      <text:list xml:id="list20242567" text:style-name="L2">
        <text:list-item>
          <text:p text:style-name="P2"><text:span text:style-name="T4">Newhall is a Java application. <text:s/>This requires you to have the Java runtime installed. <text:s/>MacOS X and a large number of Linux distributions already have Java installed. <text:s/>Windows XP and onward may or may not, depending on who administrates your computer.</text:span></text:p>
        </text:list-item>
        <text:list-item>
          <text:p text:style-name="P2"><text:span text:style-name="T4">In the folder you downloaded and unzipped, there is a file called “Newhall.jar”, this is the Java executable for the program. <text:s/>Starting Newhall is as easy as double-clicking this file, like you would an EXE file. <text:s/>You should be presented with the main Newhall GUI window.</text:span></text:p>
        </text:list-item>
        <text:list-item>
          <text:p text:style-name="P2"><text:span text:style-name="T4">If your computer alerts you that it does not recognize the file, you need to install Java.</text:span></text:p>
          <text:list>
            <text:list-item>
              <text:p text:style-name="P2"><text:span text:style-name="T6">Windows</text:span><text:span text:style-name="T4">: Go to </text:span><text:a xlink:type="simple" xlink:href="http://www.java.com/en/download/manual.jsp"><text:span text:style-name="T4">http://www.java.com/en/download/manual.jsp</text:span></text:a><text:span text:style-name="T4"> and find the options for Microsoft Windows. <text:s/>Select either the online or offline installer, both work. <text:s/>Run the program the site has you download, follow the instructions. <text:s/></text:span><text:span text:style-name="T10">It is recommended that you opt-out of any software or toolbar offers the installer provides you, these programs are generally not worth the effort of installing them.</text:span></text:p>
            </text:list-item>
            <text:list-item>
              <text:p text:style-name="P2"><text:span text:style-name="T16">Linux/Unix/Solaris</text:span><text:span text:style-name="T13">: Go to the package manager for your distribution, and search for “Java” or “JRE”. Install a package matching the description of “Java Runtime”, and select the newest version available. <text:s/>If such an option is not available, go to the URL provided in the solution for Windows, and select the download available for your OS, following the instructions on the site. <text:s/>The self-extracting installer works on the systems they are meant for, but the RPM versions are for Red Hat/Fedora derivatives. <text:s/>Be sure to select the version that matches your system architecture. <text:s/>When in doubt, </text:span><text:span text:style-name="T10">do not</text:span><text:span text:style-name="T13"> use the x64 option.</text:span></text:p>
            </text:list-item>
            <text:list-item>
              <text:p text:style-name="P2"><text:span text:style-name="T16">MacOS X</text:span><text:span text:style-name="T13">: Java should be pre-installed by Apple. <text:s/>As a last resort, start “Terminal” from your Utilities folder, and change the directory to where “Newhall.jar” is located. <text:s/>From there, run the command </text:span><text:span text:style-name="T24">java -jar Newhall.jar</text:span><text:span text:style-name="T13">. <text:s/>This command also works on other architectures.</text:span></text:p>
            </text:list-item>
          </text:list>
        </text:list-item>
      </text:list>
      <text:p text:style-name="Standard"><text:span text:style-name="T13"/></text:p>
      <text:p text:style-name="Standard"><text:span text:style-name="T16">Loading and running a dataset:</text:span></text:p>
      <text:list xml:id="list20352325" text:style-name="L4">
        <text:list-item>
          <text:p text:style-name="P3"><text:span text:style-name="T14">Newhall starts up with no dataset loaded. <text:s/>You will need to load a dataset (presently only the original dataset file format is supported, see later in the document for the format) in order to run the model.</text:span></text:p>
        </text:list-item>
        <text:list-item>
          <text:p text:style-name="P3"><text:span text:style-name="T14">To open a dataset, go to the “File” menu and select “Open Dataset”. <text:s/>If the loading succeeds, Newhall's primary window should update with statistics. <text:s/>Otherwise, you should receive an error about the file format.</text:span></text:p>
        </text:list-item>
        <text:list-item>
          <text:p text:style-name="P3"><text:span text:style-name="T14">Upon opening a dataset, Newhall immediately runs it through the model, and displays the results. <text:s/>There is no need to manually invoke the model.</text:span></text:p>
        </text:list-item>
        <text:list-item>
          <text:p text:style-name="P3"><text:span text:style-name="T14">The only argument besides the dataset into the model is the waterholding capacity. <text:s/>The default parameter to the model is 200 mm. <text:s/>This can be changed at the bottom of the window using the number spinner labeled “Waterholding Capacity”. <text:s/>As soon as you change this value (you might need to click outside of the field for this to apply, or hit tab), the model will re-run, and the results immediately appearing on the screen. <text:s/>Feel free to hold either the “Up” or “Down” buttons on the spinner, and watch the model augment in real time (flip to English units mode to go even faster).</text:span></text:p>
        </text:list-item>
      </text:list>
      <text:p text:style-name="Standard"><text:span text:style-name="T14"/></text:p>
      <text:p text:style-name="P1"><text:span text:style-name="T12">English/Metric measurement units:</text:span></text:p>
      <text:list xml:id="list20379562" text:style-name="L5">
        <text:list-item>
          <text:p text:style-name="P4"><text:span text:style-name="T14">Newhall can render results in either metric or English units. <text:s/>It defaults upon startup to metric. <text:s/>If you would like to switch between measurement systems at any time, you can do so by going to the “Options” menu and selecting “Toggle English/Metric Units”.</text:span></text:p>
        </text:list-item>
      </text:list>
      <text:p text:style-name="P12"><text:span text:style-name="T12">Exporting results:</text:span></text:p>
      <text:list xml:id="list20426430" text:style-name="L6">
        <text:list-item>
          <text:p text:style-name="P6">Newhall presently exports to the FLX file format, the same export format as the Wambeke BASIC version. <text:s/>This file includes the original dataset, and the results in a CSV file format. <text:span text:style-name="T9">Support for importing and exporting XML datasets and results will be present in Newhall v1.1 and later. <text:s/>A plaintext summary report will also be available in v1.1 and later.</text:span></text:p>
        </text:list-item>
        <text:list-item>
          <text:p text:style-name="P6">To export your results to an FLX file, make sure you've got a dataset open with the results displayed in the main Newhall window. <text:s/>Only when you have a dataset loaded will the “Export to FLX” button be active at the bottom of the window. <text:s/>Exporting your results is as simple as clicking that button, and saving the resulting file somewhere on your hard drive.</text:p>
        </text:list-item>
      </text:list>
      <text:p text:style-name="P5"/>
      <text:p text:style-name="P1">Notes about copying Newhall:</text:p>
      <text:list xml:id="list20467449" text:style-name="L7">
        <text:list-item>
          <text:p text:style-name="P7"><text:span text:style-name="T3">Newhall is open-source software. <text:s/>This means that you are free to obtain a copy of it from the official site ( </text:span><text:a xlink:type="simple" xlink:href="http://code.google.com/p/newhall/"><text:span text:style-name="T3">http://code.google.com/p/newhall/</text:span></text:a><text:span text:style-name="T3"> ). <text:s/>You are also free to provide copies of Newhall to anyone who wishes it. <text:s/>You may also download a copy of the source code from the official site, and make changes to the program as you see fit. <text:s/>You are also free to distribute your modified version to anyone who wishes it, so long as you provide a copy of the original copyright notice, provided in the LICENSE.TXT file. <text:s/>You do not need the consent of the original authors of the software in order to do this.</text:span></text:p>
        </text:list-item>
        <text:list-item>
          <text:p text:style-name="P7"><text:span text:style-name="T3">In essence, you can do whatever you want with this software. <text:s/>But if you redistribute it, you are merely requested to give credit to the original authors by maintaining the copyright notice. <text:s/></text:span></text:p>
        </text:list-item>
      </text:list>
      <text:p text:style-name="Standard"><text:span text:style-name="T3"/></text:p>
      <text:p text:style-name="P1">Newhall Dataset Format:</text:p>
      <text:list xml:id="list20524078" text:style-name="L8">
        <text:list-item>
          <text:p text:style-name="P8"><text:span text:style-name="T2">The input dataset format is a CSV file conforming to the following structure (where: “pre” = mean precipitation for a month, “tmp” = mean temperature for a month, and where “0” = January and “11” = December):</text:span></text:p>
        </text:list-item>
      </text:list>
      <text:p text:style-name="Standard"><text:span text:style-name="T2"/></text:p>
      <text:p text:style-name="P9">Station Name, Country, Degrees Latitude, Minutes Latitude, N/S Hemisphere, Degrees Longitude, Minutes Longitude, E/W Hemisphere, Elevation [NEWLINE]</text:p>
      <text:p text:style-name="P9"/>
      <text:p text:style-name="Standard"><text:span text:style-name="T19">Pre0, Pre1, Pre2, Pre3, Pre4, Pre5, Pre6, Pre7, Pre8, Pre9, Pre10, Pre11, Tmp0, Tmp1, Tmp2, Tmp3, Tmp4, Tmp5, Tmp6, Tmp7, Tmp8, Tmp9, Tmp10, Tmp11, Starting Year, Ending Year, Unit System [NEWLINE]</text:span></text:p>
      <text:p text:style-name="Standard"/>
      <text:list xml:id="list20551368" text:style-name="L9">
        <text:list-item>
          <text:p text:style-name="P10">The following is an example file that conforms to this structure:</text:p>
        </text:list-item>
      </text:list>
      <text:p text:style-name="Standard"/>
      <text:p text:style-name="P9">"Mead Agronomy Lab","USA",41,10,"N",96,25,"W",1180 <text:s/>[NEWLINE]</text:p>
      <text:p text:style-name="P9">.8,.46,.06,.99,4.08,4.14,3.26,1.62,2.94,.85,.05,.66,32,15,37,55,63,69,76, 73,63,54,36,17,1989,1989,"E" <text:s/>[NEWLINE]</text:p>
      <text:p text:style-name="P9"/>
      <text:list xml:id="list20606291" text:style-name="L10">
        <text:list-item>
          <text:p text:style-name="P11">And another example for good measure:</text:p>
        </text:list-item>
      </text:list>
      <text:p text:style-name="P9"/>
      <text:p text:style-name="P9">"Carrington ND","USA",47,27,"N",99,8,"W",1586 <text:s/>[NEWLINE]</text:p>
      <text:p text:style-name="P9">.67,.48,.86,1.39,2.3,3.58,3.04,2.05,1.7,1.16,.74,.52,5.4,11.3,23.3,39.9, 53.6,62.9,68.1,66.5,55.5,44,25.9,11.5,1948,1996,"E" <text:s/>[NEWLIN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Newhall Quickstart Guide<text:tab/>Erik D. Waltman<text:tab/>September 30<text:span text:style-name="MT1">th</text:span>, 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01T00:10:14.90</meta:creation-date>
    <dc:date>2010-10-01T01:01:15.26</dc:date>
    <meta:editing-duration>PT00H50M38S</meta:editing-duration>
    <meta:editing-cycles>49</meta:editing-cycles>
    <meta:generator>OpenOffice.org/3.1$Win32 OpenOffice.org_project/310m19$Build-9420</meta:generator>
    <meta:document-statistic meta:table-count="0" meta:image-count="0" meta:object-count="0" meta:page-count="2" meta:paragraph-count="31" meta:word-count="994" meta:character-count="6074"/>
  </office:meta>
</office:document-meta>
</file>